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6400000029CDEF3354DFC12F15.png" manifest:media-type="image/png"/>
  <manifest:file-entry manifest:full-path="Pictures/10000001000000580000001FFB17A695465E80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family-generic="swiss"/>
    <style:font-face style:name="Calibri2" svg:font-family="Calibri" style:font-family-generic="roman" style:font-pitch="variable"/>
    <style:font-face style:name="HelveticaNeue" svg:font-family="HelveticaNeue" style:font-family-generic="swiss"/>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style>
    <style:style style:name="P2" style:family="paragraph" style:parent-style-name="Standard">
      <style:text-properties fo:font-size="10pt" fo:font-weight="bold" style:font-size-asian="10pt" style:font-weight-asian="bold"/>
    </style:style>
    <style:style style:name="P3" style:family="paragraph" style:parent-style-name="Standard">
      <style:paragraph-properties fo:margin-left="-0.75cm" fo:margin-right="0cm" fo:margin-top="0cm" fo:margin-bottom="0.141cm" style:contextual-spacing="false" fo:line-height="100%" fo:text-indent="0cm" style:auto-text-indent="false">
        <style:tab-stops/>
      </style:paragraph-properties>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style>
    <style:style style:name="P4" style:family="paragraph" style:parent-style-name="Standard">
      <style:paragraph-properties fo:margin-left="-0.75cm" fo:margin-right="0cm" fo:margin-top="0cm" fo:margin-bottom="0.212cm" style:contextual-spacing="false" fo:line-height="100%" fo:text-indent="0cm" style:auto-text-indent="false">
        <style:tab-stops/>
      </style:paragraph-properties>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style>
    <style:style style:name="P5" style:family="paragraph" style:parent-style-name="Standard">
      <style:text-properties fo:font-size="12pt" style:font-size-asian="12pt"/>
    </style:style>
    <style:style style:name="P6" style:family="paragraph" style:parent-style-name="Standard">
      <style:paragraph-properties fo:margin-left="-0.751cm" fo:margin-right="-1cm" fo:text-indent="0cm" style:auto-text-indent="false">
        <style:tab-stops/>
      </style:paragraph-properties>
    </style:style>
    <style:style style:name="P7" style:family="paragraph" style:parent-style-name="Standard">
      <style:paragraph-properties fo:margin-left="-0.75cm" fo:margin-right="0cm" fo:margin-top="0cm" fo:margin-bottom="0.141cm" style:contextual-spacing="false" fo:line-height="100%" fo:text-indent="0cm" style:auto-text-indent="false">
        <style:tab-stops/>
      </style:paragraph-properties>
    </style:style>
    <style:style style:name="P8" style:family="paragraph" style:parent-style-name="Standard">
      <style:paragraph-properties fo:margin-left="-0.75cm" fo:margin-right="0cm" fo:margin-top="0cm" fo:margin-bottom="0cm" style:contextual-spacing="false" fo:line-height="100%" fo:text-indent="0cm" style:auto-text-indent="false">
        <style:tab-stops/>
      </style:paragraph-properties>
    </style:style>
    <style:style style:name="P9" style:family="paragraph" style:parent-style-name="Standard">
      <style:paragraph-properties fo:margin-left="-0.75cm" fo:margin-right="0cm" fo:margin-top="0cm" fo:margin-bottom="0.212cm" style:contextual-spacing="false" fo:line-height="100%" fo:text-indent="0cm" style:auto-text-indent="false">
        <style:tab-stops/>
      </style:paragraph-properties>
    </style:style>
    <style:style style:name="P10" style:family="paragraph" style:parent-style-name="Standard">
      <style:paragraph-properties fo:margin-left="-0.75cm" fo:margin-right="0cm" fo:margin-top="0cm" fo:margin-bottom="0.141cm" style:contextual-spacing="false" fo:line-height="100%" fo:text-indent="0cm" style:auto-text-indent="false">
        <style:tab-stops/>
      </style:paragraph-properties>
      <style:text-properties fo:font-size="8pt" style:font-size-asian="8pt"/>
    </style:style>
    <style:style style:name="P11" style:family="paragraph" style:parent-style-name="Standard">
      <style:paragraph-properties fo:margin-left="-0.75cm" fo:margin-right="0cm" fo:margin-top="0cm" fo:margin-bottom="0.141cm" style:contextual-spacing="false" fo:line-height="100%" fo:text-indent="0cm" style:auto-text-indent="false">
        <style:tab-stops/>
      </style:paragraph-properties>
      <style:text-properties fo:font-size="8pt" fo:font-weight="bold" style:font-size-asian="8pt" style:font-weight-asian="bold"/>
    </style:style>
    <style:style style:name="P12" style:family="paragraph" style:parent-style-name="Standard">
      <style:paragraph-properties fo:margin-top="0cm" fo:margin-bottom="0cm" style:contextual-spacing="false" fo:line-height="100%" fo:text-align="center" style:justify-single-word="false"/>
      <style:text-properties fo:color="#a6a6a6" loext:opacity="100%" fo:font-size="9pt" style:font-size-asian="9pt"/>
    </style:style>
    <style:style style:name="P13" style:family="paragraph" style:parent-style-name="Standard">
      <style:paragraph-properties fo:margin-top="0cm" fo:margin-bottom="0.212cm" style:contextual-spacing="false" fo:line-height="100%"/>
      <style:text-properties fo:font-size="9pt" style:font-size-asian="9pt"/>
    </style:style>
    <style:style style:name="P14" style:family="paragraph" style:parent-style-name="Footer">
      <loext:graphic-properties draw:fill="none"/>
      <style:paragraph-properties fo:margin-left="0cm" fo:margin-right="2.3cm" fo:margin-top="0cm" fo:margin-bottom="0cm" style:contextual-spacing="false" fo:line-height="100%" fo:text-align="end" style:justify-single-word="false" fo:hyphenation-ladder-count="no-limit" fo:text-indent="0cm" style:auto-text-indent="false" fo:background-color="transparent" style:writing-mode="lr-tb">
        <style:tab-stops>
          <style:tab-stop style:position="8.001cm" style:type="center"/>
          <style:tab-stop style:position="15.002cm" style:type="right"/>
        </style:tab-stops>
      </style:paragraph-properties>
      <style:text-properties fo:hyphenate="false" loext:hyphenation-no-caps="false"/>
    </style:style>
    <style:style style:name="P15" style:family="paragraph" style:parent-style-name="Footer" style:master-page-name="">
      <loext:graphic-properties draw:fill="none"/>
      <style:paragraph-properties fo:margin-left="0cm" fo:margin-right="2.3cm" fo:margin-top="0cm" fo:margin-bottom="0cm" style:contextual-spacing="false" fo:line-height="100%" fo:text-align="end" style:justify-single-word="false" fo:hyphenation-ladder-count="no-limit" fo:text-indent="0cm" style:auto-text-indent="false" style:page-number="auto" fo:background-color="transparent" style:writing-mode="lr-tb">
        <style:tab-stops>
          <style:tab-stop style:position="8.001cm" style:type="center"/>
          <style:tab-stop style:position="15.002cm" style:type="right"/>
        </style:tab-stops>
      </style:paragraph-properties>
      <style:text-properties fo:hyphenate="false" loext:hyphenation-no-caps="false"/>
    </style:style>
    <style:style style:name="P16" style:family="paragraph" style:parent-style-name="Standard" style:master-page-name="MP0">
      <style:paragraph-properties style:page-number="auto" fo:break-before="page"/>
    </style:style>
    <style:style style:name="P17" style:family="paragraph" style:parent-style-name="Standard">
      <style:paragraph-properties fo:text-align="end" style:justify-single-word="false"/>
    </style:style>
    <style:style style:name="P18" style:family="paragraph" style:parent-style-name="Standard">
      <style:paragraph-properties fo:margin-left="-0.751cm" fo:margin-right="0cm" fo:text-indent="0cm" style:auto-text-indent="false" fo:break-before="page">
        <style:tab-stops/>
      </style:paragraph-properties>
      <style:text-properties fo:font-size="14pt" fo:font-weight="bold" style:font-size-asian="14pt" style:font-weight-asian="bold"/>
    </style:style>
    <style:style style:name="P19" style:family="paragraph">
      <loext:graphic-properties draw:fill="none"/>
    </style:style>
    <style:style style:name="P20" style:family="paragraph">
      <style:paragraph-properties fo:margin-top="0cm" fo:margin-bottom="0.141cm" fo:line-height="100%"/>
    </style:style>
    <style:style style:name="P21" style:family="paragraph">
      <style:paragraph-properties fo:margin-top="0cm" fo:margin-bottom="0cm" fo:line-height="100%"/>
    </style:style>
    <style:style style:name="P22" style:family="paragraph">
      <loext:graphic-properties draw:fill="none"/>
      <style:paragraph-properties style:writing-mode="lr-tb" style:font-independent-line-spacing="false"/>
    </style:style>
    <style:style style:name="T1" style:family="text">
      <style:text-properties fo:color="#1155cc" loext:opacity="100%" style:font-name="Verdana" fo:font-size="10pt" style:text-underline-style="solid" style:text-underline-width="auto" style:text-underline-color="font-color" style:text-underline-mode="continuous" style:text-overline-mode="continuous" style:text-line-through-mode="continuous" style:font-name-asian="Verdana" style:font-size-asian="10pt" style:language-asian="de" style:country-asian="DE" style:font-name-complex="Verdana" style:font-size-complex="10pt"/>
    </style:style>
    <style:style style:name="T2" style:family="text">
      <style:text-properties style:font-name="HelveticaNeue" fo:font-size="10pt" style:font-size-asian="10pt" style:font-name-complex="HelveticaNeue" style:font-size-complex="12pt"/>
    </style:style>
    <style:style style:name="T3" style:family="text">
      <style:text-properties style:font-name="HelveticaNeue" fo:font-size="10pt" officeooo:rsid="00035778" style:font-size-asian="10pt" style:font-name-complex="HelveticaNeue" style:font-size-complex="12pt"/>
    </style:style>
    <style:style style:name="T4" style:family="text">
      <style:text-properties style:font-name="HelveticaNeue" fo:font-size="10pt" style:font-size-asian="10pt" style:font-name-complex="Calibri1" style:font-size-complex="12pt"/>
    </style:style>
    <style:style style:name="T5" style:family="text">
      <style:text-properties style:language-asian="de" style:country-asian="DE"/>
    </style:style>
    <style:style style:name="T6" style:family="text">
      <style:text-properties fo:font-size="8pt" fo:font-weight="bold" style:font-size-asian="8pt" style:font-weight-asian="bold"/>
    </style:style>
    <style:style style:name="T7" style:family="text">
      <style:text-properties fo:font-size="8pt" style:font-size-asian="8pt"/>
    </style:style>
    <style:style style:name="T8" style:family="text">
      <style:text-properties fo:font-size="8pt" style:font-size-asian="8pt" style:language-asian="de" style:country-asian="DE"/>
    </style:style>
    <style:style style:name="T9" style:family="text">
      <style:text-properties fo:font-size="10pt" fo:font-weight="bold" style:font-size-asian="10pt" style:font-weight-asian="bold"/>
    </style:style>
    <style:style style:name="T10" style:family="text">
      <style:text-properties style:font-name="Calibri" fo:font-size="10pt" fo:language="de" fo:country="DE" style:font-size-asian="10pt" style:language-asian="en" style:country-asian="US" style:font-name-complex="Calibri2" style:font-size-complex="12pt" style:language-complex="ar" style:country-complex="SA"/>
    </style:style>
    <style:style style:name="T11" style:family="text">
      <style:text-properties style:font-name="Calibri" fo:font-size="9pt" fo:language="de" fo:country="DE" style:font-size-asian="9pt" style:language-asian="en" style:country-asian="US" style:font-name-complex="Calibri2" style:font-size-complex="12pt" style:language-complex="ar" style:country-complex="SA"/>
    </style:style>
    <style:style style:name="T12" style:family="text">
      <style:text-properties fo:font-size="9pt" style:font-size-asian="9pt" style:font-name-complex="Calibri2" style:font-size-complex="12pt"/>
    </style:style>
    <style:style style:name="T13" style:family="text">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style>
    <style:style style:name="T14" style:family="text">
      <style:text-properties fo:font-size="7pt" fo:font-weight="bold" style:font-size-asian="7pt" style:font-weight-asian="bold"/>
    </style:style>
    <style:style style:name="T15" style:family="text">
      <style:text-properties fo:font-size="6pt" style:font-size-asian="6pt"/>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bottom"/>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000000"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background"/>
    </style:style>
    <style:style style:name="gr4"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run-through="background"/>
      <style:paragraph-properties style:writing-mode="lr-tb"/>
    </style:style>
    <style:style style:name="gr5" style:family="graphic">
      <style:graphic-properties draw:stroke="solid" svg:stroke-width="0.035cm" svg:stroke-color="#000000" svg:stroke-opacity="100%" draw:stroke-linejoin="miter" svg:stroke-linecap="butt" draw:fill="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Beobachtungsvorlage</text:p>
      <text:p text:style-name="P2"/>
      <text:p text:style-name="P5">Mit der Beobachtungsvorlage können Sie Beobachtungsdaten in Räumen Ihrer Einrichtung erfassen. Sie ist ein Instrument, um mehr darüber zu erfahren, wo Menschen hingehen und was sie tun, wenn sie dort sind. Das Instrument kann Ihnen helfen, Ihre Heimatbasis zu verlassen und mehr über die genutzten (und ungenutzten) Bereiche Ihrer Einrichtung zu erfahren, um ein besseres Bild davon zu erhalten, wie die Räume zueinander in Beziehung stehen. Sie können diese Vorlage unverändert verwenden oder als Inspiration für die Erstellung eines eigenen Instruments zur Erfassung von Beobachtungsdaten nutzen.</text:p>
      <text:p text:style-name="P5">Dieses Dokument enthält (1) die Vorlage und (2) ein ausgefülltes Beispiel. Die Vorlage enthält oben einen Bereich, in dem Sie den zu beobachtenden Raum skizzieren können. Markieren Sie auf dieser Fläche, wo Sie Personen im Raum beobachten. Sie können auch einen Schlüssel erstellen, der angibt, welche Tätigkeiten die Personen ausüben (z. B. einen Laptop benutzen, mit Büchern/Papier lernen usw.). Unter dem Skizzenbereich befinden sich Anmerkungen, die Ihnen helfen sollen, zusätzliche Informationen über den Raum zu erfassen. Einige der Anmerkungen dienen der Erfassung von Daten über die Nutzung des Raums. Andere Anmerkungen beziehen sich auf Daten über den Raum selbst, d. h. die räumliche Ausstattung und die Umgebungsqualität.</text:p>
      <text:p text:style-name="P18">Beobachtungsvorlage</text:p>
      <text:p text:style-name="P6"><draw:frame draw:style-name="fr1" draw:name="Textfeld 2" text:anchor-type="paragraph" svg:x="-0.78cm" svg:y="0.695cm" svg:width="17.621cm" style:rel-width="scale" svg:height="9.208cm" style:rel-height="scale" draw:z-index="1"><draw:text-box><text:p text:style-name="P12">Skizzieren Sie das Layout und wo Leute sitzen</text:p></draw:text-box></draw:frame><draw:g text:anchor-type="paragraph" draw:z-index="0" draw:name="Gruppieren 11" draw:style-name="gr2"><draw:g draw:name="Gruppieren 9" draw:style-name="gr3"><draw:frame draw:name="Textfeld 2" draw:style-name="gr4" draw:text-style-name="P22" svg:width="8.6cm" svg:height="14.301cm" svg:x="8.194cm" svg:y="9.929cm"><draw:text-box><text:p text:style-name="P20"><text:span text:style-name="T13">MÖBEL</text:span></text:p><text:p text:style-name="P21"><text:span text:style-name="T6">Sitzplätze</text:span><text:span text:style-name="T6"><text:tab/></text:span><text:span text:style-name="T7">benutzt % ___</text:span><text:span text:style-name="T7"><text:tab/></text:span><text:span text:style-name="T7"> </text:span><text:span text:style-name="T6">vs. </text:span><text:span text:style-name="T7">ungenutzt % ___</text:span></text:p><text:p text:style-name="P21"><text:span text:style-name="T6"><text:tab/></text:span><text:span text:style-name="T7">Gruppe % ___</text:span><text:span text:style-name="T7"><text:tab/></text:span><text:span text:style-name="T7"> </text:span><text:span text:style-name="T6">vs. </text:span><text:span text:style-name="T7">Allein % ___</text:span></text:p><text:p text:style-name="P20"><text:span text:style-name="T7"><text:tab/></text:span><text:span text:style-name="T7">Hart % ___</text:span><text:span text:style-name="T7"><text:tab/></text:span><text:span text:style-name="T7"> </text:span><text:span text:style-name="T6">vs. </text:span><text:span text:style-name="T7">weich (gepolstert) % ___</text:span></text:p><text:p text:style-name="P20"><text:span text:style-name="T6">Flexibilität</text:span><text:span text:style-name="T7"> <text:s/>fest % ___</text:span><text:span text:style-name="T7"><text:tab/></text:span><text:span text:style-name="T7"> </text:span><text:span text:style-name="T6">vs. </text:span><text:span text:style-name="T7">beweglich % ___</text:span></text:p><text:p text:style-name="P20"><text:span text:style-name="T6">Anzeige</text:span><text:span text:style-name="T7"><text:tab/></text:span><text:span text:style-name="T7">Projektor # ____</text:span><text:span text:style-name="T7"><text:tab/></text:span><text:span text:style-name="T7">Monitor # ____</text:span></text:p><text:p text:style-name="P21"><text:span text:style-name="T6">Schreiboberfläche</text:span><text:span text:style-name="T7"> <text:s/>Tafel # ___</text:span><text:span text:style-name="T7"><text:tab/></text:span><text:span text:style-name="T7">bewegliches Whiteboard # ____</text:span></text:p><text:p text:style-name="P20"><text:span text:style-name="T7"><text:tab/></text:span><text:span text:style-name="T7">Smartboard # ___</text:span><text:span text:style-name="T7"><text:tab/></text:span><text:span text:style-name="T7">festes Whiteboard # ____</text:span></text:p><text:p text:style-name="P20"><text:span text:style-name="T6">Notizen: </text:span></text:p><text:p text:style-name="P20"><text:span text:style-name="T14"/></text:p><text:p text:style-name="P20"><text:span text:style-name="T14"/></text:p><text:p text:style-name="P20"><text:span text:style-name="T13">TECHNIK</text:span></text:p><text:p text:style-name="P21"><text:span text:style-name="T6">Verfügbarkeit </text:span><text:span text:style-name="T7"><text:s/>Desktop # ___</text:span><text:span text:style-name="T7"><text:tab/></text:span><text:span text:style-name="T7">Projizieren </text:span><text:span text:style-name="T7"><text:tab/></text:span><text:span text:style-name="T7">Gaming </text:span></text:p><text:p text:style-name="P21"><text:span text:style-name="T7"><text:tab/></text:span><text:span text:style-name="T7">Drucken</text:span><text:span text:style-name="T7"><text:tab/></text:span><text:span text:style-name="T7"><text:tab/></text:span><text:span text:style-name="T7">Kopieren</text:span><text:span text:style-name="T7"><text:tab/></text:span><text:span text:style-name="T7"><text:tab/></text:span><text:span text:style-name="T7">Scannen</text:span></text:p><text:p text:style-name="P20"><text:span text:style-name="T7"><text:tab/></text:span><text:span text:style-name="T7">WLAN ( J / N )</text:span><text:span text:style-name="T7"><text:tab/></text:span><text:span text:style-name="T7">Sonstiges: __________________</text:span></text:p><text:p text:style-name="P21"><text:span text:style-name="T6">Nutzung</text:span><text:span text:style-name="T6"><text:tab/></text:span><text:span text:style-name="T7">Desktop-PC # ___</text:span><text:span text:style-name="T7"><text:tab/></text:span><text:span text:style-name="T7">Laptops # ___</text:span></text:p><text:p text:style-name="P21"><text:span text:style-name="T7"><text:tab/></text:span><text:span text:style-name="T7">Steckdose # ___</text:span><text:span text:style-name="T7"><text:tab/></text:span><text:span text:style-name="T7">Smartphone # ___</text:span></text:p><text:p text:style-name="P20"><text:span text:style-name="T7"><text:tab/></text:span><text:span text:style-name="T7">Tablet # ___</text:span><text:span text:style-name="T7"><text:tab/></text:span><text:span text:style-name="T7">Sonstiges: __________________</text:span></text:p><text:p text:style-name="P20"><text:span text:style-name="T6">Notizen:</text:span></text:p><text:p text:style-name="P20"><text:span text:style-name="T14"/></text:p><text:p text:style-name="P20"><text:span text:style-name="T14"/></text:p><text:p text:style-name="P20"><text:span text:style-name="T13">UMGEBUNGSQUALITÄT</text:span></text:p><text:p text:style-name="P20"><text:span text:style-name="T6">Tageslicht</text:span><text:span text:style-name="T6"><text:tab/></text:span><text:span text:style-name="T7">Fenster</text:span><text:span text:style-name="T7"><text:tab/></text:span><text:span text:style-name="T7"><text:tab/></text:span><text:span text:style-name="T7">Oberlicht</text:span><text:span text:style-name="T7"><text:tab/></text:span><text:span text:style-name="T7"><text:tab/></text:span><text:span text:style-name="T7">Keins</text:span></text:p><text:p text:style-name="P21"><text:span text:style-name="T6">Akustik*</text:span><text:span text:style-name="T6"><text:tab/></text:span><text:span text:style-name="T7">Laut</text:span><text:span text:style-name="T7"><text:tab/></text:span><text:span text:style-name="T7"><text:tab/></text:span><text:span text:style-name="T7">Gut</text:span><text:span text:style-name="T7"><text:tab/></text:span><text:span text:style-name="T7"><text:tab/></text:span><text:span text:style-name="T7">Zu ruhig</text:span></text:p><text:p text:style-name="P20"><text:span text:style-name="T7"><text:s text:c="4"/></text:span><text:span text:style-name="T15">* für Verwendungszweck</text:span></text:p><text:p text:style-name="P20"><text:span text:style-name="T6">Notizen: </text:span></text:p><text:p text:style-name="P20"><text:span text:style-name="T6"/></text:p><text:p text:style-name="P20"><text:span text:style-name="T13">WEITERE FAKTOREN</text:span></text:p><text:p text:style-name="P21"><text:span text:style-name="T6">Nachbarschaften*</text:span><text:span text:style-name="T7"> </text:span><text:span text:style-name="T7"><text:tab/></text:span><text:span text:style-name="T7">Zentral am Campus</text:span><text:span text:style-name="T7"><text:tab/></text:span><text:span text:style-name="T7">An der Peripherie</text:span></text:p><text:p text:style-name="P21"><text:span text:style-name="T7"><text:tab/></text:span><text:span text:style-name="T7"><text:tab/></text:span><text:span text:style-name="T7">Überlaufbereich</text:span><text:span text:style-name="T7"><text:tab/></text:span><text:span text:style-name="T7">Sonstiges: _____________</text:span></text:p><text:p text:style-name="P20"><text:span text:style-name="T7"><text:s text:c="5"/></text:span><text:span text:style-name="T15">* Nachbarschaften, die zu den Aktivierungen des Raums beitragen</text:span></text:p><text:p text:style-name="P20"><text:span text:style-name="T6">Nuancierungen</text:span><text:span text:style-name="T6"><text:tab/></text:span><text:span text:style-name="T7">Verwirrung <text:s text:c="11"/>Barrieren</text:span><text:span text:style-name="T7"><text:tab/></text:span><text:span text:style-name="T7">Verstopft</text:span><text:span text:style-name="T6"><text:tab/></text:span></text:p><text:p text:style-name="P20"><text:span text:style-name="T7"/></text:p><text:p/></draw:text-box></draw:frame><draw:connector draw:name="Gerader Verbinder 6" draw:style-name="gr5" draw:text-style-name="P19" draw:type="line" svg:x1="8.409cm" svg:y1="14.946cm" svg:x2="16.499cm" svg:y2="14.946cm" svg:d="M8409 14946h8090" svg:viewBox="0 0 8091 2"><text:p/></draw:connector><draw:connector draw:name="Gerader Verbinder 7" draw:style-name="gr5" draw:text-style-name="P19" draw:type="line" svg:x1="8.409cm" svg:y1="19.172cm" svg:x2="16.499cm" svg:y2="19.172cm" svg:d="M8409 19172h8090" svg:viewBox="0 0 8091 2"><text:p/></draw:connector><draw:connector draw:name="Gerader Verbinder 8" draw:style-name="gr5" draw:text-style-name="P19" draw:type="line" svg:x1="8.409cm" svg:y1="21.946cm" svg:x2="16.499cm" svg:y2="21.946cm" svg:d="M8409 21946h8090" svg:viewBox="0 0 8091 2"><text:p/></draw:connector></draw:g><draw:connector draw:name="Gerader Verbinder 10" draw:style-name="gr5" draw:text-style-name="P19" draw:type="line" svg:x1="8.066cm" svg:y1="10.1cm" svg:x2="8.003cm" svg:y2="24.636cm" svg:d="M8066 10100l-63 14536" svg:viewBox="0 0 65 14538"><text:p/></draw:connector></draw:g><text:span text:style-name="Absatz-Standardschriftart"><text:span text:style-name="T9">Datum/Zeit:_______________________________<text:tab/><text:tab/>Ort: ________________________________________</text:span></text:span></text:p>
      <text:p text:style-name="P3">NUTZENDE</text:p>
      <text:p text:style-name="P7"><text:span text:style-name="Absatz-Standardschriftart"><text:span text:style-name="T6">Publikum<text:tab/></text:span></text:span><text:span text:style-name="Absatz-Standardschriftart"><text:span text:style-name="T7">Studierende # ___<text:tab/> Wissenschaftler/Personal # ___</text:span></text:span></text:p>
      <text:p text:style-name="P7"><text:span text:style-name="Absatz-Standardschriftart"><text:span text:style-name="T6"><text:tab/><text:tab/></text:span></text:span><text:span text:style-name="Absatz-Standardschriftart"><text:span text:style-name="T7">Andere (_____________________________) # ___</text:span></text:span></text:p>
      <text:p text:style-name="P7"><text:span text:style-name="Absatz-Standardschriftart"><text:span text:style-name="T6">Gruppengröße</text:span></text:span><text:span text:style-name="Absatz-Standardschriftart"><text:span text:style-name="T7"> <text:s/><text:tab/>Allein # _____<text:tab/>Zwei # ___</text:span></text:span></text:p>
      <text:p text:style-name="P7"><text:span text:style-name="Absatz-Standardschriftart"><text:span text:style-name="T6"><text:tab/><text:tab/></text:span></text:span><text:span text:style-name="Absatz-Standardschriftart"><text:span text:style-name="T7">(3-6) # _____<text:tab/>(6-12) # ____<text:tab/>(12+) # ____</text:span></text:span></text:p>
      <text:p text:style-name="P11">Notizen: </text:p>
      <text:p text:style-name="P11"/>
      <text:p text:style-name="P11"/>
      <text:p text:style-name="P7"><draw:connector text:anchor-type="paragraph" draw:z-index="2" draw:name="Gerader Verbinder 4" draw:style-name="gr1" draw:text-style-name="P19" draw:type="line" svg:x1="-0.75cm" svg:y1="0.379cm" svg:x2="7.636cm" svg:y2="0.399cm" svg:d="M-750 379l8386 20" svg:viewBox="0 0 8387 21"><text:p/></draw:connector><text:span text:style-name="Absatz-Standardschriftart"><text:span text:style-name="T8"/></text:span></text:p>
      <text:p text:style-name="P4">AKTIVITÄTEN</text:p>
      <text:p text:style-name="P10">Sozial # ____<text:tab/>Meeting # _____<text:tab/>Telefonieren # ____</text:p>
      <text:p text:style-name="P10">Schlafen # ____<text:tab/>Lesen # ____<text:tab/>Schreiben # ____</text:p>
      <text:p text:style-name="P10">Computer # ____<text:tab/>Trinken # ____<text:tab/>Essen # ____</text:p>
      <text:p text:style-name="P10">Spielen # ____<text:tab/><text:tab/>Sonstiges: ________________________</text:p>
      <text:p text:style-name="P11">Notizen:</text:p>
      <text:p text:style-name="P11"/>
      <text:p text:style-name="P7"><draw:connector text:anchor-type="paragraph" draw:z-index="3" draw:name="Gerader Verbinder 5" draw:style-name="gr1" draw:text-style-name="P19" draw:type="line" svg:x1="-0.771cm" svg:y1="0.478cm" svg:x2="7.53cm" svg:y2="0.497cm" svg:d="M-771 478l8301 19" svg:viewBox="0 0 8303 21"><text:p/></draw:connector><text:span text:style-name="Absatz-Standardschriftart"><text:span text:style-name="T8"/></text:span></text:p>
      <text:p text:style-name="P3">RAUM</text:p>
      <text:p text:style-name="P7"><text:span text:style-name="Absatz-Standardschriftart"><text:span text:style-name="T6">Charakter<text:tab/></text:span></text:span><text:span text:style-name="Absatz-Standardschriftart"><text:span text:style-name="T7">Ziel<text:tab/><text:tab/>Zwischenstopp<text:tab/>Durchgang</text:span></text:span></text:p>
      <text:p text:style-name="P8"><text:span text:style-name="Absatz-Standardschriftart"><text:span text:style-name="T6">Art<text:tab/><text:tab/></text:span></text:span><text:span text:style-name="Absatz-Standardschriftart"><text:span text:style-name="T7">Lounge<text:tab/><text:tab/>Café<text:tab/><text:tab/>Korridor</text:span></text:span></text:p>
      <text:p text:style-name="P7"><text:span text:style-name="Absatz-Standardschriftart"><text:span text:style-name="T6"><text:tab/><text:tab/></text:span></text:span><text:span text:style-name="Absatz-Standardschriftart"><text:span text:style-name="T7">Versammlung<text:tab/>Sonstiges:</text:span></text:span><text:span text:style-name="Absatz-Standardschriftart"><text:span text:style-name="T6"> _________________</text:span></text:span></text:p>
      <text:p text:style-name="P7"><text:span text:style-name="Absatz-Standardschriftart"><text:span text:style-name="T6">Atmosphäre<text:tab/></text:span></text:span><text:span text:style-name="Absatz-Standardschriftart"><text:span text:style-name="T7">Formell<text:tab/><text:tab/>Informell<text:tab/><text:tab/>Vielseitig</text:span></text:span></text:p>
      <text:p text:style-name="P7"><text:span text:style-name="Absatz-Standardschriftart"><text:span text:style-name="T6">Qualität</text:span></text:span><text:span text:style-name="Absatz-Standardschriftart"><text:span text:style-name="T7"><text:tab/>Neu/Renoviert<text:tab/>Alt/Heruntergekommen</text:span></text:span></text:p>
      <text:p text:style-name="P7"><text:span text:style-name="Absatz-Standardschriftart"><text:span text:style-name="T6">Zugänglichkeit</text:span></text:span><text:span text:style-name="Absatz-Standardschriftart"><text:span text:style-name="T7"><text:tab/>Öffentlich<text:tab/><text:tab/>Fachbereich/Gruppe <text:s/>Eingeschränkt</text:span></text:span></text:p>
      <text:p text:style-name="P8"><text:span text:style-name="Absatz-Standardschriftart"><text:span text:style-name="T6">Essensangebot<text:tab/></text:span></text:span><text:span text:style-name="Absatz-Standardschriftart"><text:span text:style-name="T7">Selbstbedienung<text:tab/>Kaffee/Bar/Snacks</text:span></text:span></text:p>
      <text:p text:style-name="P7"><text:span text:style-name="Absatz-Standardschriftart"><text:span text:style-name="T6"><text:tab/><text:tab/></text:span></text:span><text:span text:style-name="Absatz-Standardschriftart"><text:span text:style-name="T7">Thekenservice<text:tab/>Verkaufsautomaten</text:span></text:span></text:p>
      <text:p text:style-name="P9"><text:span text:style-name="Absatz-Standardschriftart"><text:span text:style-name="T6">Notizen:</text:span></text:span></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family-generic="swiss"/>
    <style:font-face style:name="Calibri2" svg:font-family="Calibri" style:font-family-generic="roman" style:font-pitch="variable"/>
    <style:font-face style:name="HelveticaNeue" svg:font-family="HelveticaNeue" style:font-family-generic="swiss"/>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Frame_20_contents" style:display-name="Frame contents" style:family="paragraph" style:parent-style-name="Standard" style:class="extra"/>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swiss" style:font-pitch="variable" fo:font-size="11pt" fo:language="de" fo:country="D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Hyperlink" style:family="text" style:parent-style-name="Absatz-Standardschriftart">
      <style:text-properties fo:color="#0563c1"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master-page-name="">
      <loext:graphic-properties draw:fill="none"/>
      <style:paragraph-properties fo:margin-left="0cm" fo:margin-right="2.3cm" fo:margin-top="0cm" fo:margin-bottom="0cm" style:contextual-spacing="false" fo:line-height="100%" fo:text-align="end" style:justify-single-word="false" fo:hyphenation-ladder-count="no-limit" fo:text-indent="0cm" style:auto-text-indent="false" style:page-number="auto" fo:background-color="transparent" style:writing-mode="lr-tb">
        <style:tab-stops>
          <style:tab-stop style:position="8.001cm" style:type="center"/>
          <style:tab-stop style:position="15.002cm" style:type="right"/>
        </style:tab-stops>
      </style:paragraph-properties>
      <style:text-properties fo:hyphenate="false" loext:hyphenation-no-caps="false"/>
    </style:style>
    <style:style style:name="MP2" style:family="paragraph" style:parent-style-name="Footer">
      <loext:graphic-properties draw:fill="none"/>
      <style:paragraph-properties fo:margin-left="0cm" fo:margin-right="2.3cm" fo:margin-top="0cm" fo:margin-bottom="0cm" style:contextual-spacing="false" fo:line-height="100%" fo:text-align="end" style:justify-single-word="false" fo:hyphenation-ladder-count="no-limit" fo:text-indent="0cm" style:auto-text-indent="false" fo:background-color="transparent" style:writing-mode="lr-tb">
        <style:tab-stops>
          <style:tab-stop style:position="8.001cm" style:type="center"/>
          <style:tab-stop style:position="15.002cm" style:type="right"/>
        </style:tab-stops>
      </style:paragraph-properties>
      <style:text-properties fo:hyphenate="false" loext:hyphenation-no-caps="false"/>
    </style:style>
    <style:style style:name="MP3" style:family="paragraph" style:parent-style-name="Standard">
      <style:paragraph-properties fo:text-align="end" style:justify-single-word="false"/>
    </style:style>
    <style:style style:name="MT1" style:family="text">
      <style:text-properties fo:color="#1155cc" loext:opacity="100%" style:font-name="Verdana" fo:font-size="10pt" style:text-underline-style="solid" style:text-underline-width="auto" style:text-underline-color="font-color" style:text-underline-mode="continuous" style:text-overline-mode="continuous" style:text-line-through-mode="continuous" style:font-name-asian="Verdana" style:font-size-asian="10pt" style:language-asian="de" style:country-asian="DE" style:font-name-complex="Verdana" style:font-size-complex="10pt"/>
    </style:style>
    <style:style style:name="MT2" style:family="text">
      <style:text-properties style:font-name="HelveticaNeue" fo:font-size="10pt" officeooo:rsid="00035778" style:font-size-asian="10pt" style:font-name-complex="HelveticaNeue" style:font-size-complex="12pt"/>
    </style:style>
    <style:style style:name="MT3" style:family="text">
      <style:text-properties style:font-name="HelveticaNeue" fo:font-size="10pt" style:font-size-asian="10pt" style:font-name-complex="Calibri1" style:font-size-complex="12pt"/>
    </style:style>
    <style:style style:name="MT4" style:family="text">
      <style:text-properties style:font-name="Calibri" fo:font-size="10pt" fo:language="de" fo:country="DE" style:font-size-asian="10pt" style:language-asian="en" style:country-asian="US" style:font-name-complex="Calibri2" style:font-size-complex="12pt" style:language-complex="ar" style:country-complex="SA"/>
    </style:style>
    <style:style style:name="MT5" style:family="text">
      <style:text-properties fo:font-size="9pt" style:font-size-asian="9pt" style:font-name-complex="Calibri2" style:font-size-complex="12pt"/>
    </style:style>
    <style:style style:name="MT6" style:family="text">
      <style:text-properties style:font-name="Calibri" fo:font-size="9pt" fo:language="de" fo:country="DE" style:font-size-asian="9pt" style:language-asian="en" style:country-asian="US" style:font-name-complex="Calibri2" style:font-size-complex="12pt" style:language-complex="ar" style:country-complex="SA"/>
    </style:style>
    <style:style style:name="MT7" style:family="text">
      <style:text-properties style:font-name="HelveticaNeue" fo:font-size="10pt" style:font-size-asian="10pt" style:font-name-complex="HelveticaNeue" style:font-size-complex="12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0.235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977cm" fo:margin-left="0cm" fo:margin-right="0cm" fo:margin-bottom="0cm" style:dynamic-spacing="true"/>
      </style:header-style>
      <style:footer-style>
        <style:header-footer-properties svg:height="1.14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Header"><draw:frame draw:style-name="Mfr1" draw:name="image2.png" text:anchor-type="paragraph" svg:x="1.556cm" svg:y="-0.926cm" svg:width="13.67cm" style:rel-width="scale" svg:height="1.57cm" style:rel-height="scale" draw:z-index="6"><draw:image xlink:href="Pictures/100000000000016400000029CDEF3354DFC12F15.png" xlink:type="simple" xlink:show="embed" xlink:actuate="onLoad" draw:mime-type="image/png"/></draw:frame><text:span text:style-name="Absatz-Standardschriftart"><text:span text:style-name="MT1"/></text:span></text:p>
      </style:header>
      <style:footer>
        <text:p text:style-name="MP1"><text:span text:style-name="Absatz-Standardschriftart"><text:span text:style-name="MT2">B</text:span></text:span><text:span text:style-name="Absatz-Standardschriftart"><text:span text:style-name="MT3">eobachtungsvorlage <text:s/>| <text:s/></text:span></text:span><text:a xlink:type="simple" xlink:href="http://www.learningspacetoolkit.com" text:style-name="Internet_20_link" text:visited-style-name="Visited_20_Internet_20_Link"><text:span text:style-name="Internet_20_link"><text:span text:style-name="MT4">www.learningspacetoolkit.com</text:span></text:span></text:a><draw:frame draw:style-name="Mfr2" draw:name="Bild1" text:anchor-type="char" svg:x="13.959cm" svg:y="0.429cm" svg:width="1.967cm" svg:height="0.697cm" draw:z-index="4"><draw:image xlink:href="Pictures/10000001000000580000001FFB17A695465E8001.png" xlink:type="simple" xlink:show="embed" xlink:actuate="onLoad" draw:mime-type="image/png"/></draw:frame></text:p>
        <text:p text:style-name="MP2"><text:span text:style-name="MT5">Übersetzung: Katharina Zinke, Universitätsbibliothek Tübingen</text:span></text:p>
        <text:p text:style-name="MP2"><text:span text:style-name="MT5">Lizenziert unter </text:span><text:a xlink:type="simple" xlink:href="https://creativecommons.org/licenses/by/4.0/deed.de" text:style-name="Internet_20_link" text:visited-style-name="Visited_20_Internet_20_Link"><text:span text:style-name="Internet_20_link"><text:span text:style-name="MT6">CC BY 4.0</text:span></text:span></text:a></text:p>
        <text:p text:style-name="MP3"><text:span text:style-name="Absatz-Standardschriftart"><text:span text:style-name="MT7"/></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dc:title/>
    <dc:description/>
    <dc:subject/>
    <meta:initial-creator>Katharina Zinke</meta:initial-creator>
    <meta:creation-date>2021-09-14T07:54:00Z</meta:creation-date>
    <dc:date>2022-03-11T11:40:17.548000000</dc:date>
    <meta:editing-cycles>4</meta:editing-cycles>
    <meta:editing-duration>PT4M53S</meta:editing-duration>
    <meta:document-statistic meta:table-count="0" meta:image-count="2" meta:object-count="0" meta:page-count="2" meta:paragraph-count="31" meta:word-count="311" meta:character-count="2396" meta:non-whitespace-character-count="2092"/>
    <meta:user-defined meta:name="ContentTypeId">0x010100F17EC83D42DE1342836658DB916E0F0B</meta:user-defined>
    <meta:template xlink:type="simple" xlink:actuate="onRequest" xlink:title="" xlink:href="Normal.dotm"/>
  </office:meta>
</office:document-meta>
</file>